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text-properties fo:font-style="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break-before="page"/>
    </style:style>
    <style:style style:name="P16" style:family="paragraph" style:parent-style-name="Text_20_body">
      <style:text-properties fo:font-style="italic"/>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paragraph-properties fo:background-color="transparent">
        <style:background-image/>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explanatory note contains informative discussion and background for the corresponding “OpenLCB CAN Frame Transfer Specification”. This explanation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883104126" text:style-name="L1">
        <text:list-item>
          <text:p text:style-name="P18">Every CAN header must be unique by construction. Collisions between frames with identical headers do not result in well-defined behavior, and must be avoided by design to avoid intermittent problems.</text:p>
        </text:list-item>
        <text:list-item>
          <text:p text:style-name="P1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8">CAN does not provide any indicator of which node sent a particular frame. Any node can send any frame, and the receiving nodes have no CAN-provided mechanism for identifying the source.</text:p>
        </text:list-item>
        <text:list-item>
          <text:p text:style-name="P1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8">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Note that we reference the Node ID specification, but only to the extent that each node is required to have a unique Node ID. The Specification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pecification is silent on the uses for standard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pecification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2" text:outline-level="2">Interactions</text:h>
      <text:p text:style-name="Standard">Communications protocols are about more than messages. The protocols must also specify the interactions in which the messages are used.</text:p>
      <text:h text:style-name="Heading_20_3" text:outline-level="3">ID Alias assignment</text:h>
      <text:p text:style-name="P23">For example, four CIM frames and a RIM:</text:p>
      <text:p text:style-name="P23">0x1<text:span text:style-name="T13">7</text:span><text:span text:style-name="T12">123</text:span><text:span text:style-name="T11">FED</text:span></text:p>
      <text:p text:style-name="P23">0x1<text:span text:style-name="T13">6</text:span><text:span text:style-name="T12">456</text:span><text:span text:style-name="T11">FED</text:span></text:p>
      <text:p text:style-name="P23">0x1<text:span text:style-name="T13">5</text:span><text:span text:style-name="T12">789</text:span><text:span text:style-name="T11">FED</text:span></text:p>
      <text:p text:style-name="P23">0x1<text:span text:style-name="T13">4</text:span><text:span text:style-name="T12">ABC</text:span><text:span text:style-name="T11">FED</text:span></text:p>
      <text:p text:style-name="P23">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text:soft-page-break/></text:p>
      <text:p text:style-name="Standard">… MMM is the message sequence number, 0x7 to 0x4 (to give priority to messages later in the process) </text:p>
      <text:p text:style-name="Standard">Note that there is no requirement that this alias be consistent from one run to the next. More detail is on a <text:a xlink:type="simple" xlink:href="../../specs/documents/can/CanIDAllocation.html">separate page</text:a>. </text:p>
      <text:h text:style-name="Heading_20_4" text:outline-level="4">CIM/RIM message content and format</text:h>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h text:style-name="Heading_20_3" text:outline-level="3">ID Alias validation</text:h>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3" text:outline-level="3">ID Alias termination</text:h>
      <text:p text:style-name="Standard">Regular nodes won't need to use this. </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1" text:outline-level="1"><text:soft-page-break/>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2113164287" text:style-name="L2">
        <text:list-item>
          <text:p text:style-name="P19">Smaller (fewer bits) allows more payload and/or simpler coding of other parts of messages. </text:p>
        </text:list-item>
        <text:list-item>
          <text:p text:style-name="P19">Larger allows more unique nodes to be accessed.</text:p>
        </text:list-item>
      </text:list>
      <text:p text:style-name="Standard">Issues</text:p>
      <text:p text:style-name="Standard"><text:soft-page-break/>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text:soft-page-break/></text:p>
      <text:p text:style-name="Standard"/>
      <text:p text:style-name="Standard"/>
      <text:p text:style-name="Standard">Discuss the use of repeaters, bridges and gateways w.r.t. Timing; ref physical layer. Possibility of reordering.</text:p>
      <text:p text:style-name="Standard"/>
      <text:list xml:id="list1116241967" text:style-name="L3">
        <text:list-item>
          <text:p text:style-name="P20">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5">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510223621" text:style-name="L4">
        <text:list-item>
          <text:p text:style-name="P21">Must not require any user intervention. </text:p>
        </text:list-item>
        <text:list-item>
          <text:p text:style-name="P21">Must be possible to map the assigned alias to a Node Sequence Number and vice-versa.</text:p>
        </text:list-item>
        <text:list-item>
          <text:p text:style-name="P21">It is not required to come up with the same alias every time a node or segment is powered up. </text:p>
        </text:list-item>
        <text:list-item>
          <text:p text:style-name="P21">Must always converge to an alias, regardless of when or in what order nodes come up. </text:p>
        </text:list-item>
        <text:list-item>
          <text:p text:style-name="P21">Another node watching the process must be able to monitor how the decision was reached and what the result was. </text:p>
        </text:list-item>
        <text:list-item>
          <text:p text:style-name="P21">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674820120" text:style-name="L5">
        <text:list-item>
          <text:p text:style-name="P22">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2">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3">(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Take some from physical layer doc)</text:p>
      <text:p text:style-name="P14">“A 48-Bit Pseudo-Random Number Generator”, Heidi G. Kuehn, Communications of the ACM, Volume 4, Issue 8 (August 1961), pages 350-352.</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ne Transfer Explanation<draw:custom-shape text:anchor-type="char" draw:z-index="1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0-10-07T23:15:12.99">10/7/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Explanation</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6"><text:date style:data-style-name="N37" text:date-value="2010-10-07T22:56:09.99" text:fixed="true">10/07/10</text:date></text:p>
            </table:table-cell>
            <table:table-cell table:style-name="Table1.C1" office:value-type="string">
              <text:p text:style-name="MP9"/>
            </table:table-cell>
          </table:table-row>
        </table:table>
        <text:p text:style-name="Header"/>
      </style:header>
      <style:footer>
        <text:p text:style-name="MP10"><text:span text:style-name="MT3">Copyright 2010, by J. Day, D. Harris, B. Jacobsen, and A. Shepherd<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0-10-07T23:15:12.99">10/7/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2</meta:editing-cycles>
    <meta:editing-duration>PT14H36M34S</meta:editing-duration>
    <meta:generator>OpenOffice.org/3.2$Unix OpenOffice.org_project/320m18$Build-9502</meta:generator>
    <dc:date>2010-10-07T23:15:13</dc:date>
    <dc:creator>Bob Jacobsen</dc:creator>
    <meta:document-statistic meta:table-count="3" meta:image-count="0" meta:object-count="0" meta:page-count="12" meta:paragraph-count="191" meta:word-count="4616" meta:character-count="27013"/>
    <meta:user-defined meta:name="Info 1"/>
    <meta:user-defined meta:name="Info 2"/>
    <meta:user-defined meta:name="Info 3"/>
    <meta:user-defined meta:name="Info 4"/>
  </office:meta>
</office:document-meta>
</file>